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2025-02-05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4.569936" calcext:value-type="float">
            <text:p>274.5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2024-02-07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396456" calcext:value-type="float">
            <text:p>273.3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2023-02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46356" calcext:value-type="float">
            <text:p>249.4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2022-02-10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381264" calcext:value-type="float">
            <text:p>249.3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2021-02-11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107712" calcext:value-type="float">
            <text:p>246.1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2020-02-05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764056" calcext:value-type="float">
            <text:p>242.7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2019-02-06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48304" calcext:value-type="float">
            <text:p>244.7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2018-02-07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693696" calcext:value-type="float">
            <text:p>243.6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2017-02-22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065552" calcext:value-type="float">
            <text:p>244.0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2016-02-19 0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087144" calcext:value-type="float">
            <text:p>243.0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2015-02-04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394736" calcext:value-type="float">
            <text:p>244.3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2014-02-13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762032" calcext:value-type="float">
            <text:p>238.7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2013-02-21 0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216952" calcext:value-type="float">
            <text:p>236.2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2012-02-2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353856" calcext:value-type="float">
            <text:p>237.3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2011-02-17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59516" calcext:value-type="float">
            <text:p>235.5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2010-02-24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891072" calcext:value-type="float">
            <text:p>234.8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2009-02-27 0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186984" calcext:value-type="float">
            <text:p>234.1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2008-02-23 0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537504" calcext:value-type="float">
            <text:p>234.5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2007-02-26 0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482896" calcext:value-type="float">
            <text:p>233.4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2006-03-0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7472" calcext:value-type="float">
            <text:p>232.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2005-02-26 0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572568" calcext:value-type="float">
            <text:p>228.5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2004-02-23 0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86848" calcext:value-type="float">
            <text:p>227.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2003-02-23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52128" calcext:value-type="float">
            <text:p>225.0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2002-02-2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05696" calcext:value-type="float">
            <text:p>225.4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2001-02-22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39864" calcext:value-type="float">
            <text:p>222.9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2000-02-2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882208" calcext:value-type="float">
            <text:p>221.8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99-02-26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72992" calcext:value-type="float">
            <text:p>219.7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98-02-21 0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0716" calcext:value-type="float">
            <text:p>217.3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97-02-2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72992" calcext:value-type="float">
            <text:p>219.7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96-02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19424" calcext:value-type="float">
            <text:p>219.4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95-02-2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19424" calcext:value-type="float">
            <text:p>219.4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94-03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90808" calcext:value-type="float">
            <text:p>214.4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93-02-18 0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94896" calcext:value-type="float">
            <text:p>215.1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92-02-2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18792" calcext:value-type="float">
            <text:p>205.2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92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1348" calcext:value-type="float">
            <text:p>206.9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92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08096" calcext:value-type="float">
            <text:p>206.5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91-03-13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018672" calcext:value-type="float">
            <text:p>189.0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91-02-25 0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426848" calcext:value-type="float">
            <text:p>190.4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90-02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651376" calcext:value-type="float">
            <text:p>194.6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89-02-23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947288" calcext:value-type="float">
            <text:p>193.9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88-07-19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79568" calcext:value-type="float">
            <text:p>208.3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88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835024" calcext:value-type="float">
            <text:p>191.8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87-02-19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72276" calcext:value-type="float">
            <text:p>189.7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86-11-1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96344" calcext:value-type="float">
            <text:p>202.3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86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08608" calcext:value-type="float">
            <text:p>204.5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86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314584" calcext:value-type="float">
            <text:p>188.3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85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15504" calcext:value-type="float">
            <text:p>204.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85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86704" calcext:value-type="float">
            <text:p>209.0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85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964064" calcext:value-type="float">
            <text:p>187.9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84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6584" calcext:value-type="float">
            <text:p>214.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84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79992" calcext:value-type="float">
            <text:p>199.5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84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90056" calcext:value-type="float">
            <text:p>184.0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83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596768" calcext:value-type="float">
            <text:p>193.5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83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665104" calcext:value-type="float">
            <text:p>188.6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82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90056" calcext:value-type="float">
            <text:p>184.0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81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88168" calcext:value-type="float">
            <text:p>200.9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81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8272" calcext:value-type="float">
            <text:p>181.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75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73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71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70-07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" calcext:value-type="float">
            <text:p>13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69-07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" calcext:value-type="float">
            <text:p>13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60</text:p>
          </table:table-cell>
          <table:table-cell office:value-type="string" calcext:value-type="string">
            <text:p>02N/27E-20CAA</text:p>
          </table:table-cell>
          <table:table-cell office:value-type="string" calcext:value-type="string">
            <text:p>1969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8" calcext:value-type="float">
            <text:p>114.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